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25" style:family="table-cell" style:parent-style-name="Default" style:data-style-name="N109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 d’équipement</text:p>
          </table:table-cell>
          <table:table-cell table:style-name="ce2" office:value-type="string" calcext:value-type="string">
            <text:p>Nom de l’équipement</text:p>
          </table:table-cell>
          <table:table-cell table:style-name="ce2" office:value-type="string" calcext:value-type="string">
            <text:p>Résilience température</text:p>
          </table:table-cell>
          <table:table-cell table:style-name="ce2" office:value-type="string" calcext:value-type="string">
            <text:p>Courant</text:p>
          </table:table-cell>
          <table:table-cell table:style-name="ce2" office:value-type="string" calcext:value-type="string">
            <text:p>Tension</text:p>
          </table:table-cell>
          <table:table-cell table:style-name="ce2" office:value-type="string" calcext:value-type="string">
            <text:p>Type de signal</text:p>
          </table:table-cell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Lien vers Datasheet</text:p>
          </table:table-cell>
          <table:table-cell table:style-name="ce5" office:value-type="string" calcext:value-type="string">
            <text:p>Boutique</text:p>
          </table:table-cell>
          <table:table-cell table:style-name="ce9" office:value-type="string" calcext:value-type="string">
            <text:p>Prix (arrondi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HS-00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bas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HS-01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milieu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HS-02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haut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" table:number-columns-repeated="1013"/>
        </table:table-row>
        <table:table-row table:style-name="ro1">
          <table:table-cell table:style-name="ce3" office:value-type="string" calcext:value-type="string">
            <text:p>TT-00</text:p>
          </table:table-cell>
          <table:table-cell table:style-name="ce3" office:value-type="string" calcext:value-type="string">
            <text:p>Capteur transmetteur de température</text:p>
          </table:table-cell>
          <table:table-cell table:style-name="ce3" office:value-type="string" calcext:value-type="string">
            <text:p>DHT1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0,5-2,5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température ambiante au niveau du mur végétalisé.</text:p>
          </table:table-cell>
          <table:table-cell table:style-name="ce3"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style-name="ce7" office:value-type="string" calcext:value-type="string">
            <text:p><text:a xlink:href="https://fr.aliexpress.com/item/32994164008.html?spm=a2g0o.productlist.0.0.64be387dKHBbmt&amp;s=p&amp;ad_pvid=202010190508277788982742932000000224433_2&amp;algo_pvid=f22b9402-ddf5-4e4b-912c-1c5a666061ad&amp;algo_expid=f22b9402-ddf5-4e4b-912c-1c5a666061ad-1&amp;btsid=2100bb4716031093073293097ea142&amp;ws_ab_test=searchweb0_0,searchweb201602_,searchweb201603_" xlink:type="simple">Lien</text:a></text:p>
          </table:table-cell>
          <table:table-cell table:style-name="ce11" office:value-type="currency" office:currency="EUR" office:value="1" calcext:value-type="currency">
            <text:p>1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P-00</text:p>
          </table:table-cell>
          <table:table-cell table:style-name="ce3" office:value-type="string" calcext:value-type="string">
            <text:p>Capteur transmetteur de pluviométrie</text:p>
          </table:table-cell>
          <table:table-cell table:style-name="ce3" office:value-type="string" calcext:value-type="string">
            <text:p>MS-WH-SP-RG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pluviométrie au niveau du mur végétalisé.</text:p>
          </table:table-cell>
          <table:table-cell table:style-name="ce3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7" office:value-type="string" calcext:value-type="string">
            <text:p><text:a xlink:href="https://fr.aliexpress.com/item/1000001838878.html" xlink:type="simple">Lien</text:a></text:p>
          </table:table-cell>
          <table:table-cell table:style-name="ce11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AS-00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vid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AS-01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plein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T-00</text:p>
          </table:table-cell>
          <table:table-cell table:style-name="ce3" office:value-type="string" calcext:value-type="string">
            <text:p>Capteur transmetteur de niveau d’eau</text:p>
          </table:table-cell>
          <table:table-cell table:style-name="ce3" office:value-type="string" calcext:value-type="string">
            <text:p>AJ-SR04M</text:p>
          </table:table-cell>
          <table:table-cell table:style-name="ce3" office:value-type="string" calcext:value-type="string">
            <text:p>-10 ~ 70°</text:p>
          </table:table-cell>
          <table:table-cell table:style-name="ce3" office:value-type="string" calcext:value-type="string">
            <text:p>5mA(repos)-30mA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eau de la cuve par ultrason et envoie l’information sur le serveur.</text:p>
          </table:table-cell>
          <table:table-cell table:style-name="ce3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7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-00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 24v, 3/4’’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4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vill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-01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 24v, 3/4’’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4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plui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-02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Électrovanne électrique fermée normalement pour eau 24v, 3/4’’ VITON</text:p>
          </table:table-cell>
          <table:table-cell table:style-name="ce3" office:value-type="string" calcext:value-type="string">
            <text:p>-5 ~ 80°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24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a pompe.</text:p>
          </table:table-cell>
          <table:table-cell table:style-name="ce3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7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1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0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 DN8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’eau de vill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1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 DN8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entrée)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M-02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Vanne à bille droite en acier inoxydable 304, deux pièces, Ports complets DN8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sortie)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1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I-00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’entrée de la pomp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1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-00</text:p>
          </table:table-cell>
          <table:table-cell table:style-name="ce3" office:value-type="string" calcext:value-type="string">
            <text:p>Pompe centrifuge</text:p>
          </table:table-cell>
          <table:table-cell table:style-name="ce3" office:value-type="string" calcext:value-type="string">
            <text:p>Grundfos MQ 3-45</text:p>
          </table:table-cell>
          <table:table-cell table:style-name="ce3" office:value-type="string" calcext:value-type="string">
            <text:p>0 ~ 45°</text:p>
          </table:table-cell>
          <table:table-cell table:style-name="ce3" office:value-type="string" calcext:value-type="string">
            <text:p>4,5A</text:p>
          </table:table-cell>
          <table:table-cell table:style-name="ce3" office:value-type="string" calcext:value-type="string">
            <text:p>220-24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Pompe l’eau de la cuve pour arroser le mur végétalisé.</text:p>
          </table:table-cell>
          <table:table-cell table:style-name="ce3" office:value-type="string" calcext:value-type="string">
            <text:p><text:a xlink:href="https://www.lenntech.com/uploads/grundfos/96515415/Grundfos_MQ3-45-A-O-A-BVBP.pdf" xlink:type="simple">Datasheet</text:a></text:p>
          </table:table-cell>
          <table:table-cell table:style-name="ce7" office:value-type="string" calcext:value-type="string">
            <text:p><text:a xlink:href="https://www.idealo.fr/prix/4116754/grundfos-mq-3-45-96515415.html" xlink:type="simple">Lien</text:a></text:p>
          </table:table-cell>
          <table:table-cell table:style-name="ce25" office:value-type="currency" office:currency="EUR" office:value="430" calcext:value-type="currency">
            <text:p>430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TK-00</text:p>
          </table:table-cell>
          <table:table-cell table:style-name="ce3" office:value-type="string" calcext:value-type="string">
            <text:p>Cuv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Récupère l’eau de pluie ou l’eau de ville.</text:p>
          </table:table-cell>
          <table:table-cell table:style-name="ce3"/>
          <table:table-cell table:style-name="ce7"/>
          <table:table-cell table:style-name="ce12"/>
          <table:table-cell table:number-columns-repeated="1013"/>
        </table:table-row>
        <table:table-row table:style-name="ro1">
          <table:table-cell table:style-name="ce3" office:value-type="string" calcext:value-type="string">
            <text:p>CAR-00</text:p>
          </table:table-cell>
          <table:table-cell table:style-name="ce3" office:value-type="string" calcext:value-type="string">
            <text:p>Clapet anti-retour</text:p>
          </table:table-cell>
          <table:table-cell table:style-name="ce3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Coupe l’eau au niveau du tuyau de la pompe.</text:p>
          </table:table-cell>
          <table:table-cell table:style-name="ce3"/>
          <table:table-cell table:style-name="ce7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25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A-00</text:p>
          </table:table-cell>
          <table:table-cell table:style-name="ce3" office:value-type="string" calcext:value-type="string">
            <text:p>Crépine d’aspiration</text:p>
          </table:table-cell>
          <table:table-cell table:style-name="ce3" office:value-type="string" calcext:value-type="string">
            <text:p>Tuyau d'admission professionnel de filtre de maille de crépine d'aspiration d'entrée pour le pulvérisateur 390 395 495 Durable en gros</text:p>
          </table:table-cell>
          <table:table-cell table:number-columns-repeated="4" table:style-name="ce3" office:value-type="string" calcext:value-type="string">
            <text:p>/</text:p>
          </table:table-cell>
          <table:table-cell table:style-name="ce3" office:value-type="string" calcext:value-type="string">
            <text:p>Aspire l’eau dans le tuyau lorsque la pompe est activ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32816399164.html?spm=a2g0o.search0303.0.0.36697c7byLc7Jo&amp;algo_pvid=d00e0d1d-f407-4688-b325-148759ddfffc&amp;algo_expid=d00e0d1d-f407-4688-b325-148759ddfffc-36&amp;btsid=2100bb4916031962743846631ef33a&amp;ws_ab_test=searchweb0_0,searchweb201602_,searchweb201603_" xlink:type="simple">Lien</text:a></text:p>
          </table:table-cell>
          <table:table-cell table:style-name="ce25" office:value-type="currency" office:currency="EUR" office:value="3" calcext:value-type="currency">
            <text:p>3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T-00</text:p>
          </table:table-cell>
          <table:table-cell table:style-name="ce3" office:value-type="string" calcext:value-type="string">
            <text:p>Capteur transmetteur de débit</text:p>
          </table:table-cell>
          <table:table-cell table:style-name="ce3" office:value-type="string" calcext:value-type="string">
            <text:p>ZEAST-capteur de débit G3/4, interrupteur pour débitmètre, coque en cuivre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Indique le débit à la sortie de la pompe.</text:p>
          </table:table-cell>
          <table:table-cell table:style-name="ce3" office:value-type="string" calcext:value-type="string">
            <text:p>/</text:p>
          </table:table-cell>
          <table:table-cell table:style-name="ce7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1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-00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ESP-WROOM 32</text:p>
          </table:table-cell>
          <table:table-cell table:style-name="ce3" office:value-type="string" calcext:value-type="string">
            <text:p>-40 ~ 125°</text:p>
          </table:table-cell>
          <table:table-cell table:style-name="ce3" office:value-type="string" calcext:value-type="string">
            <text:p>95-240mA</text:p>
          </table:table-cell>
          <table:table-cell table:style-name="ce3" office:value-type="string" calcext:value-type="string">
            <text:p>3-5V (suivant modèle)</text:p>
          </table:table-cell>
          <table:table-cell table:style-name="ce3" office:value-type="string" calcext:value-type="string">
            <text:p>Wifi/Bluetooth</text:p>
          </table:table-cell>
          <table:table-cell table:style-name="ce3" office:value-type="string" calcext:value-type="string">
            <text:p>Module de gestion des équipements électroniques sur le mur végétalisé.</text:p>
          </table:table-cell>
          <table:table-cell table:style-name="ce3"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style-name="ce7" office:value-type="string" calcext:value-type="string">
            <text:p><text:a xlink:href="https://fr.aliexpress.com/item/4001252685823.html?spm=a2g0o.productlist.0.0.533b1f7177tdvr&amp;algo_pvid=1fde229f-a1fb-4762-8c65-7ac7e013926d&amp;algo_expid=1fde229f-a1fb-4762-8c65-7ac7e013926d-8&amp;btsid=2100bb4716031096217396744ea142&amp;ws_ab_test=searchweb0_0,searchweb201602_,searchweb201603_" xlink:type="simple">Lien</text:a>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E-01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T-BEAM</text:p>
          </table:table-cell>
          <table:table-cell table:style-name="ce3" office:value-type="string" calcext:value-type="string">
            <text:p>-40 ~ 85°</text:p>
          </table:table-cell>
          <table:table-cell table:style-name="ce3" office:value-type="string" calcext:value-type="string">
            <text:p>10-14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Wifi/Bluetooth/Lora</text:p>
          </table:table-cell>
          <table:table-cell table:style-name="ce3" office:value-type="string" calcext:value-type="string">
            <text:p>Module de gestion des équipements électroniques au niveau de la cuve.</text:p>
          </table:table-cell>
          <table:table-cell table:style-name="ce3" office:value-type="string" calcext:value-type="string">
            <text:p><text:a xlink:href="http://www.lilygo.cn/claprod_view.aspx?TypeId=62&amp;Id=1281&amp;FId=t28:62:28" xlink:type="simple">Datasheet</text:a></text:p>
          </table:table-cell>
          <table:table-cell table:style-name="ce7" office:value-type="string" calcext:value-type="string">
            <text:p><text:a xlink:href="https://fr.aliexpress.com/item/4000133253226.html?spm=a2g0o.productlist.0.0.78722c333B9JcC&amp;algo_pvid=980f4527-fedf-4e6d-961e-069958ee6280&amp;algo_expid=980f4527-fedf-4e6d-961e-069958ee6280-0&amp;btsid=2100bb4916031127716338076ef341&amp;ws_ab_test=searchweb0_0,searchweb201602_,searchweb201603_" xlink:type="simple">Lien</text:a></text:p>
          </table:table-cell>
          <table:table-cell table:style-name="ce11" office:value-type="currency" office:currency="EUR" office:value="18" calcext:value-type="currency">
            <text:p>18,00 €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0" table:formula="of:=([.K2]*[.Q26])+[.K5]+[.K6]+([.K7]*2)+[.K9]+([.K10]*[.R26])+([.K13]*[.S26])+([.K16]*[.T26])+([.K22]*[.O26])+[.K21]+([.K23]*[.P26])+[.K17]+[.K19]+[.K20]" office:value-type="currency" office:currency="EUR" office:value="576" calcext:value-type="currency">
            <text:p>576,00 €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1:29:20.357775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20T14:25:21.806005541</dc:date>
    <dc:creator>Vincent </dc:creator>
    <meta:editing-duration>PT1H9M27S</meta:editing-duration>
    <meta:editing-cycles>11</meta:editing-cycles>
    <meta:document-statistic meta:table-count="1" meta:cell-count="258" meta:object-count="0"/>
  </office:meta>
</office:document-meta>
</file>